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3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3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pecific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12" office:value-type="float" office:value="115" calcext:value-type="float">
            <text:p>115</text:p>
          </table:table-cell>
          <table:table-cell table:style-name="ce15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12" office:value-type="float" office:value="116" calcext:value-type="float">
            <text:p>116</text:p>
          </table:table-cell>
          <table:table-cell table:style-name="ce15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12" office:value-type="float" office:value="115" calcext:value-type="float">
            <text:p>115</text:p>
          </table:table-cell>
          <table:table-cell table:style-name="ce15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0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32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1" table:number-rows-repeated="16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40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5" table:default-cell-style-name="ce22"/>
        <table:table-row table:style-name="ro1">
          <table:table-cell table:style-name="ce24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62:item.A1048576 item.A1:item.A54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5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table:table-column table:style-name="co17" table:default-cell-style-name="ce33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2"/>
        <table:table-column table:style-name="co22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7:25:03.0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21:57:50.874000000</dc:date>
    <meta:editing-duration>PT12H8M7S</meta:editing-duration>
    <meta:editing-cycles>39</meta:editing-cycles>
    <meta:generator>LibreOffice/7.2.1.2$Windows_X86_64 LibreOffice_project/87b77fad49947c1441b67c559c339af8f3517e22</meta:generator>
    <meta:document-statistic meta:table-count="6" meta:cell-count="7122" meta:object-count="0"/>
  </office:meta>
</office:document-meta>
</file>